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Fiara Dellwig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9a011165-7223-4758-bc54-a4d95c08b2d8">
              <text:p text:style-name="P8">
    <text:span text:style-name="T9">Abteilungsleiterin – </text:span>
    <text:span text:style-name="T13">Zentrum für Bildung</text:span>
    <text:span text:style-name="T9">:</text:span>
    <text:span text:style-name="T11"> </text:span>
    <text:span text:style-name="T14">Juli 2020</text:span>
    <text:span text:style-name="T5"> -</text:span>
    <text:span text:style-name="T4"> </text:span>
    <text:span text:style-name="T6">Juli 2021</text:span>
  </text:p>
              <text:p text:style-name="P3">Leitung der verschiedenen Teams der Abteilung für Erwachsenenbildung<text:line-break/>Beurteilung und Einstellung von Personal<text:line-break/>Genehmigung von Budgets für spezielle Bildungsprojekte</text:p>
              <text:p text:style-name="P3"/>
            </text:section>
            <text:section text:style-name="Sect1" text:name="518fc26b-8bd7-48fb-96cf-fbea25d2b7fa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Juli 2019</text:span>
    <text:span text:style-name="T5"> -</text:span>
    <text:span text:style-name="T4"> </text:span>
    <text:span text:style-name="T6">Juli 2020</text:span>
  </text:p>
              <text:p text:style-name="P3">Leitung von Workshops für Erwachsenenbildung und Lerntheorien<text:line-break/>Erstellung und Einführung von neuen Lernstrategien für Erwachsene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895b0b8c-2dbc-463f-9ff2-dde41f15aa4e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Juli 2018</text:span>
    <text:span text:style-name="T4"> - </text:span>
    <text:span text:style-name="T8">Juli 2019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aa030e22-e16b-41e7-a4a7-d00a5dd42a45">
              <text:p text:style-name="P9">
    <text:span text:style-name="T10">BSC in Psychologie - </text:span>
    <text:span text:style-name="T12">Fachhochschule Graubünden</text:span>
    <text:span text:style-name="T10">:</text:span>
    <text:span text:style-name="T3"> </text:span>
    <text:span text:style-name="T7">Juli 2016</text:span>
    <text:span text:style-name="T4"> - </text:span>
    <text:span text:style-name="T8">Juli 2017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eec694ff-8168-43d4-9924-3572fd1c8f59">
              <text:p text:style-name="P6"><text:span text:style-name="T17">Sprachen: </text:span>Deutsch: Muttersprache<text:line-break/>Französisch: Schriftlich &amp; Mündlich<text:line-break/>Italienisch: Grundkenntnisse</text:p>
            </text:section>
            <text:section text:style-name="Sect2" text:name="1864c9f9-8e91-48f7-848d-6042a5fcdea7">
              <text:p text:style-name="P6"><text:span text:style-name="T17">EDV: </text:span>Word, Excel, Photoshop, Linux, Outlook</text:p>
            </text:section>
            <text:section text:style-name="Sect2" text:name="f80f0cef-9b99-4ee5-bebf-3bdf4e324680">
              <text:p text:style-name="P6"><text:span text:style-name="T17">Erziehung: </text:span>Analysen erstellen von Sozialisation, Erziehung und Bildung<text:line-break/>Erstellen von Lernstrategien<text:line-break/>Erkennen von Lernschwächen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Fiara Dellwig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